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lasspathUtil.getLibraryJavadocLocation( IClasspathEntry ent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vyClasspathUtil.IvyClasspath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ClasspathUtil.split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ClasspathUtil.addCPContainer( IJavaProject project , IPath projectRelativePath , String con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ClasspathUtil.isIvyClasspathContainer( IPath contain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Util.getIvyClasspathContainer( IJavaProject javaPro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vyClasspathUtil.jdt2IvyCPC( ClassPathContainer cp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ClasspathUtil.concat( Collection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ClasspathUtil.getIvyClasspathContainer( IStructuredSelection sele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